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7e2" officeooo:paragraph-rsid="000687e2"/>
    </style:style>
    <style:style style:name="P2" style:family="paragraph" style:parent-style-name="Standard">
      <style:text-properties officeooo:rsid="00085cf9" officeooo:paragraph-rsid="00085cf9"/>
    </style:style>
    <style:style style:name="P3" style:family="paragraph" style:parent-style-name="Standard" style:list-style-name="L1">
      <style:text-properties officeooo:paragraph-rsid="000911e8"/>
    </style:style>
    <style:style style:name="P4" style:family="paragraph" style:parent-style-name="Standard" style:list-style-name="L1">
      <style:text-properties officeooo:rsid="000911e8" officeooo:paragraph-rsid="000911e8"/>
    </style:style>
    <style:style style:name="P5" style:family="paragraph" style:parent-style-name="Standard">
      <style:text-properties officeooo:rsid="000911e8" officeooo:paragraph-rsid="000911e8"/>
    </style:style>
    <style:style style:name="T1" style:family="text">
      <style:text-properties officeooo:rsid="000911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3</text:p>
      <text:p text:style-name="P1"/>
      <text:p text:style-name="P1"/>
      <text:p text:style-name="P2">1. <text:span text:style-name="T1">make a shell script called hungry .sh</text:span></text:p>
      <text:list xml:id="list2608864743" text:style-name="L1">
        <text:list-item>
          <text:p text:style-name="P3"><text:span text:style-name="T1">the script must output</text:span></text:p>
        </text:list-item>
        <text:list-item>
          <text:p text:style-name="P3"><text:span text:style-name="T1">1. “I am hungry. Feed me data” to a file called demands.txt in your home directory </text:span></text:p>
        </text:list-item>
        <text:list-item>
          <text:p text:style-name="P4">2. the date and time to a file in your home direcotry called demands.log </text:p>
        </text:list-item>
      </text:list>
      <text:p text:style-name="P5">2. edit the hungry.sh file so that hungry .sh runs every minut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07:10:47.998536104</meta:creation-date>
    <dc:date>2022-01-20T19:05:18.224465238</dc:date>
    <meta:editing-duration>PT23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59" meta:character-count="294" meta:non-whitespace-character-count="241"/>
  </office:meta>
</office:document-meta>
</file>